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07419" style:font-size-asian="12pt" style:font-size-complex="12pt"/>
    </style:style>
    <style:style style:name="P3" style:family="paragraph" style:parent-style-name="Standard">
      <style:text-properties style:font-name="Arial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top="0.4cm" fo:margin-bottom="0cm" loext:contextual-spacing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/>
      <style:text-properties fo:font-size="12pt" style:font-size-asian="12pt" style:font-size-complex="12pt"/>
    </style:style>
    <style:style style:name="P6" style:family="paragraph" style:parent-style-name="Arabskie2" style:list-style-name="Arabskie2">
      <style:text-properties fo:font-size="12pt" style:font-size-asian="12pt" style:font-size-complex="12pt"/>
    </style:style>
    <style:style style:name="P7" style:family="paragraph" style:parent-style-name="Arabskie2" style:list-style-name="Arabskie2">
      <style:text-properties fo:font-size="12pt" officeooo:paragraph-rsid="00107419" style:font-size-asian="12pt" style:font-size-complex="12pt"/>
    </style:style>
    <style:style style:name="P8" style:family="paragraph" style:parent-style-name="Arabskie2" style:list-style-name="Arabskie2">
      <style:paragraph-properties fo:margin-top="0cm" fo:margin-bottom="0.049cm" loext:contextual-spacing="false"/>
      <style:text-properties fo:font-size="12pt" style:font-size-asian="12pt" style:font-size-complex="12pt"/>
    </style:style>
    <style:style style:name="P9" style:family="paragraph" style:parent-style-name="Arabskie2" style:list-style-name="Arabskie2">
      <style:paragraph-properties fo:margin-top="0cm" fo:margin-bottom="0.101cm" loext:contextual-spacing="false"/>
      <style:text-properties fo:font-size="12pt" style:font-size-asian="12pt" style:font-size-complex="12pt"/>
    </style:style>
    <style:style style:name="P10" style:family="paragraph" style:parent-style-name="Łacińskie4" style:list-style-name="Łacińskie4">
      <style:text-properties fo:font-size="12pt" style:font-size-asian="12pt" style:font-size-complex="12pt"/>
    </style:style>
    <style:style style:name="P11" style:family="paragraph" style:parent-style-name="Łacińskie4" style:list-style-name="Łacińskie4">
      <style:paragraph-properties fo:margin-top="0cm" fo:margin-bottom="0.101cm" loext:contextual-spacing="false"/>
      <style:text-properties fo:font-size="12pt" style:font-size-asian="12pt" style:font-size-complex="12pt"/>
    </style:style>
    <style:style style:name="P12" style:family="paragraph" style:parent-style-name="Łacińskie3" style:list-style-name="Łacińskie3">
      <style:text-properties fo:font-size="12pt" style:font-size-asian="12pt" style:font-size-complex="12pt"/>
    </style:style>
    <style:style style:name="P13" style:family="paragraph" style:parent-style-name="Rzymskie" style:list-style-name="Rzymskie1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PREZENTACJI NA WEWNĘTRZNY USTNY EGZAMIN MATURALNY</text:p>
      <text:p text:style-name="P3">Z JĘZYKA POLSKIEGO W ROKU SZKOLNYM 2006/2007 </text:p>
      <text:p text:style-name="P4">Magdalena Barańska, klasa 3d</text:p>
      <text:p text:style-name="P5"><text:span text:style-name="T1">Temat:</text:span> Różne oblicza władców. Porównaj wybrane portrety w oparciu o teksty dramatyczne.</text:p>
      <text:list xml:id="list2345984555" text:style-name="Rzymskie1">
        <text:list-item>
          <text:p text:style-name="P13">Literatura podmiotu:</text:p>
        </text:list-item>
      </text:list>
      <text:list xml:id="list3277859639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131839017145426" text:continue-list="list2345984555" text:style-name="Rzymskie1">
        <text:list-item>
          <text:p text:style-name="P13">Literatura przedmiotu:</text:p>
        </text:list-item>
      </text:list>
      <text:list xml:id="list131840433247143" text:continue-list="list3277859639" text:style-name="Arabskie2">
        <text:list-item text:start-value="1">
          <text:p text:style-name="P6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31840541586795" text:continue-list="list131839017145426" text:style-name="Rzymskie1">
        <text:list-item>
          <text:p text:style-name="P13">Ramowy plan wypowiedzi:</text:p>
        </text:list-item>
      </text:list>
      <text:list xml:id="list3475040439" text:style-name="Łacińskie3">
        <text:list-item>
          <text:p text:style-name="P12">Wstęp</text:p>
        </text:list-item>
      </text:list>
      <text:list xml:id="list131838990522502" text:continue-list="list131840433247143" text:style-name="Arabskie2">
        <text:list-item>
          <text:list>
            <text:list-item text:start-value="1">
              <text:p text:style-name="P6">Rozważania dotyczące* osób sprawujących władzę oraz* sposobów rządzenia.</text:p>
            </text:list-item>
            <text:list-item>
              <text:p text:style-name="P6">"Ksiażę" Niccolo Machiavellego jako punkt odniesienia do analizy postępowania przedstawionych bohaterów – władców.</text:p>
            </text:list-item>
          </text:list>
        </text:list-item>
      </text:list>
      <text:list xml:id="list131840201023381" text:continue-list="list3475040439" text:style-name="Łacińskie3">
        <text:list-item>
          <text:p text:style-name="P12">Kolejność prezentowanych argumentów (treści)</text:p>
        </text:list-item>
      </text:list>
      <text:list xml:id="list131840315878014" text:continue-list="list131838990522502" text:style-name="Arabskie2">
        <text:list-item>
          <text:list>
            <text:list-item text:start-value="1">
    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6">Zróżnicowanie* oceny postępowania Kreona jako:</text:p>
            </text:list-item>
          </text:list>
        </text:list-item>
      </text:list>
      <text:list xml:id="list1551765344" text:style-name="Łacińskie4">
        <text:list-item>
          <text:list>
            <text:list-item>
              <text:list>
                <text:list-item>
                  <text:p text:style-name="P10">władcy – tyrana i despoty surowo egzekwującego wydane prawa i rozkazy,</text:p>
                </text:list-item>
                <text:list-item>
                  <text:p text:style-name="P11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131840424291398" text:continue-list="list131840315878014" text:style-name="Arabskie2">
        <text:list-item>
          <text:list>
            <text:list-item>
              <text:p text:style-name="P6">Sylwetka bezwzględnego Makbeta – władcy zbrodniarza zaślepionego namiętnością władzy, ale bezustannego borykającego się z wyrzutami sumienia:</text:p>
              <text:list text:style-name="Łacińskie4">
                <text:list-item>
                  <text:p text:style-name="P10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131839145779452" text:continue-list="list131840201023381" text:style-name="Łacińskie3">
        <text:list-item>
          <text:p text:style-name="P1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31839370591240" text:continue-list="list131840541586795" text:style-name="Rzymskie1">
        <text:list-item>
          <text:p text:style-name="P13">Materiały pomocnicze</text:p>
        </text:list-item>
      </text:list>
      <text:list xml:id="list131839742656392" text:continue-list="list131840424291398" text:style-name="Arabskie2">
        <text:list-item text:start-value="1">
          <text:p text:style-name="P6">kartka z cytatami,</text:p>
        </text:list-item>
        <text:list-item>
          <text:p text:style-name="P7">prezentacja multimedialna.</text:p>
        </text:list-item>
      </text:list>
      <text:p text:style-name="P2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" style:family="paragraph" style:parent-style-name="Standard">
      <style:paragraph-properties fo:margin-left="0.7cm" fo:margin-right="0cm" fo:margin-top="0.15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cm" loext:contextual-spacing="false" style:writing-mode="page"/>
    </style:style>
    <style:style style:name="Łacińskie3" style:family="paragraph" style:parent-style-name="Standard" style:list-style-name="Łacińskie3">
      <style:paragraph-properties fo:margin-top="0.101cm" fo:margin-bottom="0.101cm" loext:contextual-spacing="false" style:writing-mode="page"/>
    </style:style>
    <style:style style:name="Łacińskie4" style:family="paragraph" style:parent-style-name="Standard" style:list-style-name="Łacińskie4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3" text:consecutive-numbering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4.008302030</meta:creation-date>
    <dc:date>2017-10-28T13:17:28.317000000</dc:date>
    <meta:editing-duration>PT15M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